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automatic-styles>
    <style:style style:name="Tableau1" style:family="table">
      <style:table-properties style:width="16.399cm" fo:margin-left="0.122cm" table:align="left"/>
    </style:style>
    <style:style style:name="Tableau1.A" style:family="table-column">
      <style:table-column-properties style:column-width="2cm"/>
    </style:style>
    <style:style style:name="Tableau1.B" style:family="table-column">
      <style:table-column-properties style:column-width="2.092cm"/>
    </style:style>
    <style:style style:name="Tableau1.C" style:family="table-column">
      <style:table-column-properties style:column-width="1.907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5.69cm"/>
    </style:style>
    <style:style style:name="Tableau1.F" style:family="table-column">
      <style:table-column-properties style:column-width="2.801cm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9.287cm" table:align="left"/>
    </style:style>
    <style:style style:name="Tableau2.A" style:family="table-column">
      <style:table-column-properties style:column-width="2.79cm"/>
    </style:style>
    <style:style style:name="Tableau2.B" style:family="table-column">
      <style:table-column-properties style:column-width="2.935cm"/>
    </style:style>
    <style:style style:name="Tableau2.C" style:family="table-column">
      <style:table-column-properties style:column-width="2.133cm"/>
    </style:style>
    <style:style style:name="Tableau2.D" style:family="table-column">
      <style:table-column-properties style:column-width="1.429cm"/>
    </style:style>
    <style:style style:name="Tableau2.A1" style:family="table-cell">
      <style:table-cell-properties style:vertical-align="middle" fo:padding="0cm" fo:border="none"/>
    </style:style>
    <style:style style:name="Tableau3" style:family="table">
      <style:table-properties style:width="9.287cm" table:align="left"/>
    </style:style>
    <style:style style:name="Tableau3.A" style:family="table-column">
      <style:table-column-properties style:column-width="4.524cm"/>
    </style:style>
    <style:style style:name="Tableau3.B" style:family="table-column">
      <style:table-column-properties style:column-width="4.763cm"/>
    </style:style>
    <style:style style:name="Tableau3.A1" style:family="table-cell">
      <style:table-cell-properties fo:padding="0cm" fo:border="none"/>
    </style:style>
    <style:style style:name="Tableau3.A2" style:family="table-cell">
      <style:table-cell-properties style:vertical-align="middle" fo:padding="0cm" fo:border="none"/>
    </style:style>
    <style:style style:name="Tableau5" style:family="table">
      <style:table-properties style:width="16.002cm" table:align="left"/>
    </style:style>
    <style:style style:name="Tableau5.A" style:family="table-column">
      <style:table-column-properties style:column-width="6.899cm"/>
    </style:style>
    <style:style style:name="Tableau5.B" style:family="table-column">
      <style:table-column-properties style:column-width="9.103cm"/>
    </style:style>
    <style:style style:name="Tableau5.1" style:family="table-row">
      <style:table-row-properties style:min-row-height="0.799cm"/>
    </style:style>
    <style:style style:name="Tableau5.A1" style:family="table-cell">
      <style:table-cell-properties fo:padding="0cm" fo:border="none"/>
    </style:style>
    <style:style style:name="Tableau4" style:family="table">
      <style:table-properties style:width="16.002cm" table:align="left"/>
    </style:style>
    <style:style style:name="Tableau4.A" style:family="table-column">
      <style:table-column-properties style:column-width="4.001cm"/>
    </style:style>
    <style:style style:name="Tableau4.A1" style:family="table-cell">
      <style:table-cell-properties style:vertical-align="middle" fo:padding="0cm" fo:border="none"/>
    </style:style>
    <style:style style:name="Tableau6" style:family="table">
      <style:table-properties style:width="11.007cm" table:align="left"/>
    </style:style>
    <style:style style:name="Tableau6.A" style:family="table-column">
      <style:table-column-properties style:column-width="4.182cm"/>
    </style:style>
    <style:style style:name="Tableau6.B" style:family="table-column">
      <style:table-column-properties style:column-width="3.163cm"/>
    </style:style>
    <style:style style:name="Tableau6.C" style:family="table-column">
      <style:table-column-properties style:column-width="3.662cm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94d9f" officeooo:paragraph-rsid="00094d9f"/>
    </style:style>
    <style:style style:name="P2" style:family="paragraph" style:parent-style-name="Standard">
      <style:text-properties officeooo:rsid="0009d3b0" officeooo:paragraph-rsid="0009d3b0"/>
    </style:style>
    <style:style style:name="P3" style:family="paragraph" style:parent-style-name="Standard">
      <style:text-properties officeooo:rsid="000b5a91" officeooo:paragraph-rsid="000b5a91"/>
    </style:style>
    <style:style style:name="P4" style:family="paragraph" style:parent-style-name="Standard">
      <style:text-properties officeooo:rsid="000b5a91" officeooo:paragraph-rsid="003df969"/>
    </style:style>
    <style:style style:name="P5" style:family="paragraph" style:parent-style-name="Standard">
      <style:text-properties officeooo:rsid="0017fba8" officeooo:paragraph-rsid="0017fba8"/>
    </style:style>
    <style:style style:name="P6" style:family="paragraph" style:parent-style-name="Table_20_Contents">
      <style:paragraph-properties fo:margin-top="0cm" fo:margin-bottom="0.499cm" style:contextual-spacing="false" fo:text-align="center" style:justify-single-word="false"/>
      <style:text-properties officeooo:rsid="0017fba8" officeooo:paragraph-rsid="0017fba8"/>
    </style:style>
    <style:style style:name="P7" style:family="paragraph" style:parent-style-name="Standard">
      <style:text-properties officeooo:paragraph-rsid="0019f56b"/>
    </style:style>
    <style:style style:name="P8" style:family="paragraph" style:parent-style-name="Standard">
      <style:text-properties officeooo:rsid="003692cf" officeooo:paragraph-rsid="003692cf"/>
    </style:style>
    <style:style style:name="P9" style:family="paragraph" style:parent-style-name="Standard">
      <style:text-properties officeooo:rsid="0037ff43" officeooo:paragraph-rsid="00486b71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42c6d3"/>
    </style:style>
    <style:style style:name="P12" style:family="paragraph" style:parent-style-name="Grand_20_Ttre">
      <style:paragraph-properties fo:text-align="center" style:justify-single-word="false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/>
      <style:text-properties officeooo:rsid="00095df7" officeooo:paragraph-rsid="00095df7"/>
    </style:style>
    <style:style style:name="P14" style:family="paragraph" style:parent-style-name="Table_20_Contents">
      <style:paragraph-properties fo:margin-top="0cm" fo:margin-bottom="0.499cm" style:contextual-spacing="false"/>
      <style:text-properties style:font-name="Courier New1" fo:font-size="11pt" style:font-size-asian="11pt" style:font-size-complex="11pt"/>
    </style:style>
    <style:style style:name="P15" style:family="paragraph" style:parent-style-name="Table_20_Contents">
      <style:paragraph-properties fo:margin-top="0cm" fo:margin-bottom="0.499cm" style:contextual-spacing="false" fo:text-align="end" style:justify-single-word="false"/>
      <style:text-properties style:font-name="Courier New1" fo:font-size="11pt" style:font-size-asian="11pt" style:font-size-complex="11pt"/>
    </style:style>
    <style:style style:name="P16" style:family="paragraph" style:parent-style-name="Table_20_Contents">
      <style:paragraph-properties fo:margin-top="0cm" fo:margin-bottom="0.499cm" style:contextual-spacing="false" fo:text-align="end" style:justify-single-word="false"/>
      <style:text-properties style:font-name="Courier New1" fo:font-size="11pt" officeooo:paragraph-rsid="00094d9f" style:font-size-asian="11pt" style:font-size-complex="11pt"/>
    </style:style>
    <style:style style:name="P17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Courier New1" fo:font-size="11pt" style:font-size-asian="11pt" style:font-size-complex="11pt"/>
    </style:style>
    <style:style style:name="P18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Courier New1" fo:font-size="11pt" style:font-size-asian="11pt" style:font-size-complex="11pt"/>
    </style:style>
    <style:style style:name="P19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Courier New1" fo:font-size="11pt" officeooo:paragraph-rsid="00094d9f" style:font-size-asian="11pt" style:font-size-complex="11pt"/>
    </style:style>
    <style:style style:name="P20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Courier New1" fo:font-size="12pt" officeooo:rsid="003b09b6" officeooo:paragraph-rsid="0042c6d3" style:font-size-asian="12pt" style:font-size-complex="12pt"/>
    </style:style>
    <style:style style:name="P21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Courier New1" fo:font-size="12pt" officeooo:rsid="001b08de" officeooo:paragraph-rsid="0042c6d3" style:font-size-asian="12pt" style:font-size-complex="12pt"/>
    </style:style>
    <style:style style:name="P22" style:family="paragraph" style:parent-style-name="Preformatted_20_Text">
      <style:paragraph-properties fo:text-align="center" style:justify-single-word="false"/>
      <style:text-properties style:font-name="Courier New1" fo:font-size="12pt" officeooo:paragraph-rsid="0042c6d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ourier New1" fo:font-size="12pt" officeooo:paragraph-rsid="0042c6d3" style:font-size-asian="12pt" style:font-size-complex="12pt"/>
    </style:style>
    <style:style style:name="P24" style:family="paragraph" style:parent-style-name="Table_20_Contents">
      <style:paragraph-properties fo:margin-top="0cm" fo:margin-bottom="0.499cm" style:contextual-spacing="false" fo:text-align="center" style:justify-single-word="false"/>
      <style:text-properties officeooo:rsid="003df969" officeooo:paragraph-rsid="003df969"/>
    </style:style>
    <style:style style:name="P25" style:family="paragraph" style:parent-style-name="Table_20_Heading">
      <style:text-properties officeooo:rsid="003ac55b" officeooo:paragraph-rsid="0042c6d3"/>
    </style:style>
    <style:style style:name="P26" style:family="paragraph" style:parent-style-name="Text_20_body">
      <style:text-properties officeooo:rsid="003ac55b" officeooo:paragraph-rsid="0042c6d3"/>
    </style:style>
    <style:style style:name="P27" style:family="paragraph" style:parent-style-name="Table_20_Heading">
      <style:text-properties officeooo:rsid="003b09b6" officeooo:paragraph-rsid="0042c6d3"/>
    </style:style>
    <style:style style:name="P28" style:family="paragraph" style:parent-style-name="Table_20_Heading">
      <style:text-properties officeooo:paragraph-rsid="0042c6d3"/>
    </style:style>
    <style:style style:name="P29" style:family="paragraph" style:parent-style-name="Grand_20_Ttre">
      <style:paragraph-properties fo:text-align="center" style:justify-single-word="false"/>
      <style:text-properties fo:color="#ff6600" loext:opacity="100%" fo:font-size="14pt" officeooo:rsid="0042c6d3" officeooo:paragraph-rsid="0047b44c" style:font-size-asian="14pt" style:font-size-complex="14pt"/>
    </style:style>
    <style:style style:name="P30" style:family="paragraph" style:parent-style-name="Heading_20_5" style:master-page-name="">
      <style:paragraph-properties style:page-number="auto" fo:break-before="auto" fo:break-after="auto"/>
      <style:text-properties officeooo:rsid="0039dfa0" officeooo:paragraph-rsid="0042c6d3"/>
    </style:style>
    <style:style style:name="P31" style:family="paragraph" style:parent-style-name="Heading_20_5" style:list-style-name="">
      <style:text-properties officeooo:paragraph-rsid="0042c6d3"/>
    </style:style>
    <style:style style:name="P32" style:family="paragraph" style:parent-style-name="Heading_20_5">
      <style:paragraph-properties fo:break-before="page"/>
      <style:text-properties officeooo:paragraph-rsid="0042c6d3"/>
    </style:style>
    <style:style style:name="P33" style:family="paragraph" style:parent-style-name="Standard" style:list-style-name="L1">
      <style:text-properties officeooo:rsid="00094d9f" officeooo:paragraph-rsid="00094d9f"/>
    </style:style>
    <style:style style:name="P34" style:family="paragraph" style:parent-style-name="Standard" style:list-style-name="L2">
      <style:text-properties officeooo:rsid="003692cf" officeooo:paragraph-rsid="003692cf"/>
    </style:style>
    <style:style style:name="P35" style:family="paragraph" style:parent-style-name="Standard" style:list-style-name="L2">
      <style:text-properties officeooo:rsid="0037ff43" officeooo:paragraph-rsid="0037ff43"/>
    </style:style>
    <style:style style:name="P36" style:family="paragraph" style:parent-style-name="Standard">
      <style:text-properties officeooo:rsid="0037ff43" officeooo:paragraph-rsid="003e5914"/>
    </style:style>
    <style:style style:name="P37" style:family="paragraph" style:parent-style-name="Standard">
      <style:text-properties fo:color="#ff8000" loext:opacity="100%" officeooo:rsid="005483d0" officeooo:paragraph-rsid="00561530"/>
    </style:style>
    <style:style style:name="P38" style:family="paragraph" style:parent-style-name="Standard">
      <style:text-properties fo:color="#ff8000" loext:opacity="100%" officeooo:rsid="0037ff43" officeooo:paragraph-rsid="003e5914"/>
    </style:style>
    <style:style style:name="P39" style:family="paragraph" style:parent-style-name="Standard">
      <style:text-properties fo:color="#ff8000" loext:opacity="100%" officeooo:rsid="00561530" officeooo:paragraph-rsid="00561530"/>
    </style:style>
    <style:style style:name="P40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4bab8a" officeooo:paragraph-rsid="004bab8a"/>
    </style:style>
    <style:style style:name="P41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/>
    </style:style>
    <style:style style:name="P42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4c3aa8" officeooo:paragraph-rsid="004c3aa8"/>
    </style:style>
    <style:style style:name="P43" style:family="paragraph" style:parent-style-name="Table_20_Contents">
      <style:text-properties fo:color="#ff8000" loext:opacity="100%" officeooo:rsid="004c3aa8" officeooo:paragraph-rsid="004c3aa8"/>
    </style:style>
    <style:style style:name="P44" style:family="paragraph" style:parent-style-name="Table_20_Contents">
      <style:text-properties fo:color="#ff8000" loext:opacity="100%"/>
    </style:style>
    <style:style style:name="P45" style:family="paragraph" style:parent-style-name="Table_20_Contents">
      <style:text-properties fo:color="#ff8000" loext:opacity="100%" officeooo:paragraph-rsid="004c3aa8"/>
    </style:style>
    <style:style style:name="P46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4c758d" officeooo:paragraph-rsid="004c758d"/>
    </style:style>
    <style:style style:name="P47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500d31" officeooo:paragraph-rsid="00500d31"/>
    </style:style>
    <style:style style:name="P48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5483d0" officeooo:paragraph-rsid="005483d0"/>
    </style:style>
    <style:style style:name="P49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4f3746" officeooo:paragraph-rsid="004f3746"/>
    </style:style>
    <style:style style:name="P50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500525" officeooo:paragraph-rsid="00500525"/>
    </style:style>
    <style:style style:name="P51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530777" officeooo:paragraph-rsid="00530777"/>
    </style:style>
    <style:style style:name="P52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530777" officeooo:paragraph-rsid="005483d0"/>
    </style:style>
    <style:style style:name="P53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ff8000" loext:opacity="100%" officeooo:rsid="004fba35" officeooo:paragraph-rsid="004fba35"/>
    </style:style>
    <style:style style:name="T1" style:family="text">
      <style:text-properties officeooo:rsid="00095df7"/>
    </style:style>
    <style:style style:name="T2" style:family="text">
      <style:text-properties officeooo:rsid="000b5a91"/>
    </style:style>
    <style:style style:name="T3" style:family="text">
      <style:text-properties officeooo:rsid="0017fba8"/>
    </style:style>
    <style:style style:name="T4" style:family="text">
      <style:text-properties officeooo:rsid="0019f56b"/>
    </style:style>
    <style:style style:name="T5" style:family="text">
      <style:text-properties officeooo:rsid="001a0946"/>
    </style:style>
    <style:style style:name="T6" style:family="text">
      <style:text-properties officeooo:rsid="0037ff43"/>
    </style:style>
    <style:style style:name="T7" style:family="text">
      <style:text-properties officeooo:rsid="003ac55b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ourier New1" fo:font-size="12pt" officeooo:rsid="003b09b6" style:font-size-asian="12pt" style:font-size-complex="12pt"/>
    </style:style>
    <style:style style:name="T10" style:family="text">
      <style:text-properties style:font-name="Courier New1" fo:font-size="12pt" officeooo:rsid="00486b71" style:font-size-asian="12pt" style:font-size-complex="12pt"/>
    </style:style>
    <style:style style:name="T11" style:family="text">
      <style:text-properties officeooo:rsid="003b09b6"/>
    </style:style>
    <style:style style:name="T12" style:family="text">
      <style:text-properties officeooo:rsid="003d25a3"/>
    </style:style>
    <style:style style:name="T13" style:family="text">
      <style:text-properties officeooo:rsid="003df969"/>
    </style:style>
    <style:style style:name="T14" style:family="text">
      <style:text-properties officeooo:rsid="0041b3b2"/>
    </style:style>
    <style:style style:name="T15" style:family="text">
      <style:text-properties officeooo:rsid="00422e6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47fb9"/>
    </style:style>
    <style:style style:name="T18" style:family="text">
      <style:text-properties officeooo:rsid="0045a743"/>
    </style:style>
    <style:style style:name="T19" style:family="text">
      <style:text-properties officeooo:rsid="0047b44c"/>
    </style:style>
    <style:style style:name="T20" style:family="text">
      <style:text-properties officeooo:rsid="00486b71"/>
    </style:style>
    <style:style style:name="T21" style:family="text">
      <style:text-properties officeooo:rsid="004aface"/>
    </style:style>
    <style:style style:name="T22" style:family="text">
      <style:text-properties officeooo:rsid="004c3aa8"/>
    </style:style>
    <style:style style:name="T23" style:family="text">
      <style:text-properties officeooo:rsid="004c758d"/>
    </style:style>
    <style:style style:name="T24" style:family="text">
      <style:text-properties officeooo:rsid="004ddd7e"/>
    </style:style>
    <style:style style:name="T25" style:family="text">
      <style:text-properties officeooo:rsid="00500525"/>
    </style:style>
    <style:style style:name="T26" style:family="text">
      <style:text-properties officeooo:rsid="00500d31"/>
    </style:style>
    <style:style style:name="T27" style:family="text">
      <style:text-properties officeooo:rsid="00514967"/>
    </style:style>
    <style:style style:name="T28" style:family="text">
      <style:text-properties officeooo:rsid="003692cf"/>
    </style:style>
    <style:style style:name="T29" style:family="text">
      <style:text-properties officeooo:rsid="00561530"/>
    </style:style>
    <style:style style:name="T30" style:family="text">
      <style:text-properties officeooo:rsid="0057740a"/>
    </style:style>
    <style:style style:name="T3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D <text:span text:style-name="T5">1</text:span> IP - <text:span text:style-name="T5">L2 info-202</text:span><text:span text:style-name="T21">3</text:span></text:p>
      <text:p text:style-name="P29"><text:span text:style-name="T24">MAEL</text:span><text:span text:style-name="T17"> </text:span><text:span text:style-name="T24">PEROT</text:span> – <text:span text:style-name="T24">22113572</text:span> - <text:span text:style-name="T19">merci de répondre en couleur </text:span></text:p>
      <text:h text:style-name="Heading_20_5" text:outline-level="5">Compétez le tableau ci dessous</text:h>
      <text:list text:style-name="L1">
        <text:list-item>
          <text:p text:style-name="P33">Donnez la correspondance numérique (<text:span text:style-name="T14">base </text:span>10) de ces adresses</text:p>
        </text:list-item>
        <text:list-item>
          <text:p text:style-name="P33">Donnez l’usage <text:span text:style-name="T14">possible </text:span>de ces IP (poste, réseau, bro<text:span text:style-name="T5">a</text:span>dcast)</text:p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4" office:value-type="string">
            <text:p text:style-name="Table_20_Heading">Adresse IP binaire </text:p>
          </table:table-cell>
          <table:covered-table-cell/>
          <table:covered-table-cell/>
          <table:covered-table-cell/>
          <table:table-cell table:style-name="Tableau1.A1" office:value-type="string">
            <text:p text:style-name="Table_20_Heading">Adresse IP décimale </text:p>
          </table:table-cell>
          <table:table-cell table:style-name="Tableau1.A1" office:value-type="string">
            <text:p text:style-name="Table_20_Heading">Type d’adresse</text:p>
          </table:table-cell>
        </table:table-row>
        <table:table-row>
          <table:table-cell table:style-name="Tableau1.A1" office:value-type="string">
            <text:p text:style-name="P16">11011011</text:p>
          </table:table-cell>
          <table:table-cell table:style-name="Tableau1.A1" office:value-type="string">
            <text:p text:style-name="P17">01110111</text:p>
          </table:table-cell>
          <table:table-cell table:style-name="Tableau1.A1" office:value-type="string">
            <text:p text:style-name="P17">11111111</text:p>
          </table:table-cell>
          <table:table-cell table:style-name="Tableau1.A1" office:value-type="string">
            <text:p text:style-name="P19">110<text:span text:style-name="T12">01</text:span>001</text:p>
          </table:table-cell>
          <table:table-cell table:style-name="Tableau1.A1" office:value-type="string">
            <text:p text:style-name="P40">219.120.255.201</text:p>
          </table:table-cell>
          <table:table-cell table:style-name="Tableau1.A1" office:value-type="string">
            <text:p text:style-name="P40">Poste</text:p>
          </table:table-cell>
        </table:table-row>
        <table:table-row>
          <table:table-cell table:style-name="Tableau1.A1" office:value-type="string">
            <text:p text:style-name="P15">01<text:span text:style-name="T19">0</text:span>10111</text:p>
          </table:table-cell>
          <table:table-cell table:style-name="Tableau1.A1" office:value-type="string">
            <text:p text:style-name="P17">00<text:span text:style-name="T19">1</text:span>01101</text:p>
          </table:table-cell>
          <table:table-cell table:style-name="Tableau1.A1" office:value-type="string">
            <text:p text:style-name="P17">110<text:span text:style-name="T19">1</text:span>0111</text:p>
          </table:table-cell>
          <table:table-cell table:style-name="Tableau1.A1" office:value-type="string">
            <text:p text:style-name="P18">00<text:span text:style-name="T12">1</text:span>10001</text:p>
          </table:table-cell>
          <table:table-cell table:style-name="Tableau1.A1" office:value-type="string">
            <text:p text:style-name="P40">87.45.215.49</text:p>
          </table:table-cell>
          <table:table-cell table:style-name="Tableau1.A1" office:value-type="string">
            <text:p text:style-name="P40">Poste</text:p>
          </table:table-cell>
        </table:table-row>
        <table:table-row>
          <table:table-cell table:style-name="Tableau1.A1" office:value-type="string">
            <text:p text:style-name="P15">11011011</text:p>
          </table:table-cell>
          <table:table-cell table:style-name="Tableau1.A1" office:value-type="string">
            <text:p text:style-name="P17">01110111</text:p>
          </table:table-cell>
          <table:table-cell table:style-name="Tableau1.A1" office:value-type="string">
            <text:p text:style-name="P17">11011011</text:p>
          </table:table-cell>
          <table:table-cell table:style-name="Tableau1.A1" office:value-type="string">
            <text:p text:style-name="P18">00000000</text:p>
          </table:table-cell>
          <table:table-cell table:style-name="Tableau1.A1" office:value-type="string">
            <text:p text:style-name="P40">219.120.219.0</text:p>
          </table:table-cell>
          <table:table-cell table:style-name="Tableau1.A1" office:value-type="string">
            <text:p text:style-name="P40">Reseau</text:p>
          </table:table-cell>
        </table:table-row>
        <table:table-row>
          <table:table-cell table:style-name="Tableau1.A1" office:value-type="string">
            <text:p text:style-name="P15">010<text:span text:style-name="T19">1</text:span>0101</text:p>
          </table:table-cell>
          <table:table-cell table:style-name="Tableau1.A1" office:value-type="string">
            <text:p text:style-name="P17">1<text:span text:style-name="T19">0</text:span>000010</text:p>
          </table:table-cell>
          <table:table-cell table:style-name="Tableau1.A1" office:value-type="string">
            <text:p text:style-name="P17">00000000</text:p>
          </table:table-cell>
          <table:table-cell table:style-name="Tableau1.A1" office:value-type="string">
            <text:p text:style-name="P14">11111111</text:p>
          </table:table-cell>
          <table:table-cell table:style-name="Tableau1.A1" office:value-type="string">
            <text:p text:style-name="P40">8<text:span text:style-name="T23">5</text:span>.130.0.255</text:p>
          </table:table-cell>
          <table:table-cell table:style-name="Tableau1.A1" office:value-type="string">
            <text:p text:style-name="P40">Broadcast</text:p>
          </table:table-cell>
        </table:table-row>
      </table:table>
      <text:h text:style-name="Heading_20_5" text:outline-level="5">Ces adresses <text:span text:style-name="T19">IP </text:span>sont elles du même réseau ?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Heading"><text:span text:style-name="Strong_20_Emphasis">Adresse Source</text:span></text:p>
          </table:table-cell>
          <table:table-cell table:style-name="Tableau2.A1" office:value-type="string">
            <text:p text:style-name="Table_20_Heading"><text:span text:style-name="Strong_20_Emphasis">Adresse Destination</text:span></text:p>
          </table:table-cell>
          <table:table-cell table:style-name="Tableau2.A1" office:value-type="string">
            <text:p text:style-name="Table_20_Heading">Masque</text:p>
          </table:table-cell>
          <table:table-cell table:style-name="Tableau2.A1" office:value-type="string">
            <text:p text:style-name="Table_20_Heading">Même réseau IP ?</text:p>
          </table:table-cell>
        </table:table-row>
        <table:table-row>
          <table:table-cell table:style-name="Tableau2.A1" office:value-type="string">
            <text:p text:style-name="P10">124.2.1.5</text:p>
          </table:table-cell>
          <table:table-cell table:style-name="Tableau2.A1" office:value-type="string">
            <text:p text:style-name="P10">124.2.3.6</text:p>
          </table:table-cell>
          <table:table-cell table:style-name="Tableau2.A1" office:value-type="string">
            <text:p text:style-name="P41">/<text:span text:style-name="T1">16</text:span></text:p>
          </table:table-cell>
          <table:table-cell table:style-name="Tableau2.A1" office:value-type="string">
            <text:p text:style-name="P42">Oui</text:p>
          </table:table-cell>
        </table:table-row>
        <table:table-row>
          <table:table-cell table:style-name="Tableau2.A1" office:value-type="string">
            <text:p text:style-name="P13">192.168.112.4</text:p>
          </table:table-cell>
          <table:table-cell table:style-name="Tableau2.A1" office:value-type="string">
            <text:p text:style-name="P13">192.168.113.3</text:p>
          </table:table-cell>
          <table:table-cell table:style-name="Tableau2.A1" office:value-type="string">
            <text:p text:style-name="P41">/<text:span text:style-name="T1">23</text:span></text:p>
          </table:table-cell>
          <table:table-cell table:style-name="Tableau2.A1" office:value-type="string">
            <text:p text:style-name="P42">Non</text:p>
          </table:table-cell>
        </table:table-row>
        <table:table-row>
          <table:table-cell table:style-name="Tableau2.A1" office:value-type="string">
            <text:p text:style-name="P10">195.137.25.<text:span text:style-name="T13">47</text:span></text:p>
          </table:table-cell>
          <table:table-cell table:style-name="Tableau2.A1" office:value-type="string">
            <text:p text:style-name="P10">195.13<text:span text:style-name="T13">7</text:span>.25.<text:span text:style-name="T13">48</text:span></text:p>
          </table:table-cell>
          <table:table-cell table:style-name="Tableau2.A1" office:value-type="string">
            <text:p text:style-name="P41">/<text:span text:style-name="T1">28</text:span></text:p>
          </table:table-cell>
          <table:table-cell table:style-name="Tableau2.A1" office:value-type="string">
            <text:p text:style-name="P42">Non</text:p>
          </table:table-cell>
        </table:table-row>
        <table:table-row>
          <table:table-cell table:style-name="Tableau2.A1" office:value-type="string">
            <text:p text:style-name="P10">202.12.34.7</text:p>
          </table:table-cell>
          <table:table-cell table:style-name="Tableau2.A1" office:value-type="string">
            <text:p text:style-name="P10"><text:span text:style-name="T13">202</text:span>.<text:span text:style-name="T13">1</text:span>2.3<text:span text:style-name="T13">4</text:span>.<text:span text:style-name="T14">8</text:span></text:p>
          </table:table-cell>
          <table:table-cell table:style-name="Tableau2.A1" office:value-type="string">
            <text:p text:style-name="P41">/<text:span text:style-name="T13">30</text:span></text:p>
          </table:table-cell>
          <table:table-cell table:style-name="Tableau2.A1" office:value-type="string">
            <text:p text:style-name="P42">Non</text:p>
          </table:table-cell>
        </table:table-row>
        <table:table-row>
          <table:table-cell table:style-name="Tableau2.A1" office:value-type="string">
            <text:p text:style-name="P13">194.56.78.29</text:p>
          </table:table-cell>
          <table:table-cell table:style-name="Tableau2.A1" office:value-type="string">
            <text:p text:style-name="P13">194.56.78.33</text:p>
          </table:table-cell>
          <table:table-cell table:style-name="Tableau2.A1" office:value-type="string">
            <text:p text:style-name="P41">/<text:span text:style-name="T1">27</text:span></text:p>
          </table:table-cell>
          <table:table-cell table:style-name="Tableau2.A1" office:value-type="string">
            <text:p text:style-name="P42">Oui</text:p>
          </table:table-cell>
        </table:table-row>
      </table:table>
      <text:h text:style-name="Heading_20_5" text:outline-level="5">Donnez les masques </text:h>
      <text:p text:style-name="P5">Donnez le plus <text:span text:style-name="T16">petit</text:span> masque nécessaire <text:span text:style-name="T13">pour installer le nombre de poste nécessaire sur un LAN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Heading"><text:span text:style-name="Strong_20_Emphasis">Nb de </text:span><text:span text:style-name="Strong_20_Emphasis"><text:span text:style-name="T3">machines</text:span></text:span><text:span text:style-name="Strong_20_Emphasis"> </text:span><text:span text:style-name="Strong_20_Emphasis"><text:span text:style-name="T3">de <text:s/>la</text:span></text:span><text:span text:style-name="Strong_20_Emphasis"> partie hôte</text:span></text:p>
          </table:table-cell>
          <table:table-cell table:style-name="Tableau3.A1" office:value-type="string">
            <text:p text:style-name="Table_20_Heading"><text:span text:style-name="Strong_20_Emphasis">Masque </text:span><text:span text:style-name="Strong_20_Emphasis"><text:span text:style-name="T6">en nb de bits</text:span></text:span></text:p>
            <text:p text:style-name="Table_20_Heading"><text:span text:style-name="Strong_20_Emphasis">ex : /24</text:span></text:p>
          </table:table-cell>
        </table:table-row>
        <table:table-row>
          <table:table-cell table:style-name="Tableau3.A2" office:value-type="string">
            <text:p text:style-name="P24">2</text:p>
          </table:table-cell>
          <table:table-cell table:style-name="Tableau3.A2" office:value-type="string">
            <text:p text:style-name="P41">/<text:span text:style-name="T22">30</text:span></text:p>
          </table:table-cell>
        </table:table-row>
        <table:table-row>
          <table:table-cell table:style-name="Tableau3.A2" office:value-type="string">
            <text:p text:style-name="P6">63</text:p>
          </table:table-cell>
          <table:table-cell table:style-name="Tableau3.A2" office:value-type="string">
            <text:p text:style-name="P42">/26</text:p>
          </table:table-cell>
        </table:table-row>
        <text:soft-page-break/>
        <table:table-row>
          <table:table-cell table:style-name="Tableau3.A2" office:value-type="string">
            <text:p text:style-name="P6">155</text:p>
          </table:table-cell>
          <table:table-cell table:style-name="Tableau3.A2" office:value-type="string">
            <text:p text:style-name="P41">/<text:span text:style-name="T22">24</text:span></text:p>
          </table:table-cell>
        </table:table-row>
        <table:table-row>
          <table:table-cell table:style-name="Tableau3.A2" office:value-type="string">
            <text:p text:style-name="P6">8</text:p>
          </table:table-cell>
          <table:table-cell table:style-name="Tableau3.A2" office:value-type="string">
            <text:p text:style-name="P41">/<text:span text:style-name="T22">28</text:span></text:p>
          </table:table-cell>
        </table:table-row>
        <table:table-row>
          <table:table-cell table:style-name="Tableau3.A2" office:value-type="string">
            <text:p text:style-name="P6">29</text:p>
          </table:table-cell>
          <table:table-cell table:style-name="Tableau3.A2" office:value-type="string">
            <text:p text:style-name="P41">/<text:span text:style-name="T22">27</text:span></text:p>
          </table:table-cell>
        </table:table-row>
      </table:table>
      <text:h text:style-name="Heading_20_5" text:outline-level="5">Détail <text:span text:style-name="T3">du découpage en</text:span> sous-réseaux</text:h>
      <text:p text:style-name="P2"><text:span text:style-name="T13">On décide de couper en 4</text:span> le réseau 172.19.50.0/2<text:span text:style-name="T2">6 </text:span></text:p>
      <text:p text:style-name="P3">Donnez le nombre de poste<text:span text:style-name="T4">s</text:span> possibles <text:span text:style-name="T14">dans chacun des</text:span> réseau<text:span text:style-name="T14">x</text:span> <text:span text:style-name="T4">créé</text:span>.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Table_20_Heading"><text:span text:style-name="Strong_20_Emphasis">Nb de machines </text:span></text:p>
          </table:table-cell>
          <table:table-cell table:style-name="Tableau5.A1" office:value-type="string">
            <text:p text:style-name="P43">62</text:p>
          </table:table-cell>
        </table:table-row>
      </table:table>
      <text:p text:style-name="P4">Pour chacun des réseau<text:span text:style-name="T4">x,</text:span> donnez l’adresse du réseau, l’adresse du broadcast, la première adresse utilisable et la dernière utilisable.</text:p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Table_20_Heading"><text:span text:style-name="Strong_20_Emphasis">réseau</text:span></text:p>
          </table:table-cell>
          <table:table-cell table:style-name="Tableau4.A1" office:value-type="string">
            <text:p text:style-name="Table_20_Heading"><text:span text:style-name="Strong_20_Emphasis">broadcast</text:span></text:p>
          </table:table-cell>
          <table:table-cell table:style-name="Tableau4.A1" office:value-type="string">
            <text:p text:style-name="Table_20_Heading"><text:span text:style-name="T12">Première</text:span> adresse utilisable</text:p>
          </table:table-cell>
          <table:table-cell table:style-name="Tableau4.A1" office:value-type="string">
            <text:p text:style-name="Table_20_Heading">Dernière adresse utilisable</text:p>
          </table:table-cell>
        </table:table-row>
        <table:table-row>
          <table:table-cell table:style-name="Tableau4.A1" office:value-type="string">
            <text:p text:style-name="P44">...<text:span text:style-name="T22">172.19.50.0</text:span></text:p>
          </table:table-cell>
          <table:table-cell table:style-name="Tableau4.A1" office:value-type="string">
            <text:p text:style-name="P43">172.19.50.63</text:p>
          </table:table-cell>
          <table:table-cell table:style-name="Tableau4.A1" office:value-type="string">
            <text:p text:style-name="P43">172.19.50.1</text:p>
          </table:table-cell>
          <table:table-cell table:style-name="Tableau4.A1" office:value-type="string">
            <text:p text:style-name="P43">172.19.50.62</text:p>
          </table:table-cell>
        </table:table-row>
        <table:table-row>
          <table:table-cell table:style-name="Tableau4.A1" office:value-type="string">
            <text:p text:style-name="P45">...<text:span text:style-name="T22">172.19.50.64</text:span></text:p>
          </table:table-cell>
          <table:table-cell table:style-name="Tableau4.A1" office:value-type="string">
            <text:p text:style-name="P43">172.19.50.127</text:p>
          </table:table-cell>
          <table:table-cell table:style-name="Tableau4.A1" office:value-type="string">
            <text:p text:style-name="P43">172.19.50.65</text:p>
          </table:table-cell>
          <table:table-cell table:style-name="Tableau4.A1" office:value-type="string">
            <text:p text:style-name="P43">172.19.50.126</text:p>
          </table:table-cell>
        </table:table-row>
        <table:table-row>
          <table:table-cell table:style-name="Tableau4.A1" office:value-type="string">
            <text:p text:style-name="P45">...<text:span text:style-name="T22">172.19.50.128</text:span></text:p>
          </table:table-cell>
          <table:table-cell table:style-name="Tableau4.A1" office:value-type="string">
            <text:p text:style-name="P43">172.19.50.191</text:p>
          </table:table-cell>
          <table:table-cell table:style-name="Tableau4.A1" office:value-type="string">
            <text:p text:style-name="P43">172.19.50.129</text:p>
          </table:table-cell>
          <table:table-cell table:style-name="Tableau4.A1" office:value-type="string">
            <text:p text:style-name="P43">172.19.50.190</text:p>
          </table:table-cell>
        </table:table-row>
        <table:table-row>
          <table:table-cell table:style-name="Tableau4.A1" office:value-type="string">
            <text:p text:style-name="P45">...<text:span text:style-name="T22">172.19.50.192</text:span></text:p>
          </table:table-cell>
          <table:table-cell table:style-name="Tableau4.A1" office:value-type="string">
            <text:p text:style-name="P43">172.19.50.255</text:p>
          </table:table-cell>
          <table:table-cell table:style-name="Tableau4.A1" office:value-type="string">
            <text:p text:style-name="P43">172.19.50.193</text:p>
          </table:table-cell>
          <table:table-cell table:style-name="Tableau4.A1" office:value-type="string">
            <text:p text:style-name="P43">172.19.50.254</text:p>
          </table:table-cell>
        </table:table-row>
      </table:table>
      <text:p text:style-name="P7"/>
      <text:h text:style-name="P30" text:outline-level="5">Dites si les adresses ci dessous sont valides ou non pour être affectées à des postes ayant un accès internet. </text:h>
      <text:p text:style-name="P26"><text:span text:style-name="T11">Donnez la raison : </text:span>si oui à quelle condition, <text:span text:style-name="T11">si non pourquoi.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8"><text:span text:style-name="Strong_20_Emphasis"><text:span text:style-name="T7">Adresse IP</text:span></text:span></text:p>
          </table:table-cell>
          <table:table-cell table:style-name="Tableau6.A1" office:value-type="string">
            <text:p text:style-name="P25">Utisable ?</text:p>
          </table:table-cell>
          <table:table-cell table:style-name="Tableau6.A1" office:value-type="string">
            <text:p text:style-name="P27">raison</text:p>
          </table:table-cell>
        </table:table-row>
        <table:table-row>
          <table:table-cell table:style-name="Tableau6.A2" office:value-type="string">
            <text:p text:style-name="P23">193.52.109.51/<text:span text:style-name="T11">24</text:span></text:p>
          </table:table-cell>
          <table:table-cell table:style-name="Tableau6.A2" office:value-type="string">
            <text:p text:style-name="P46">Oui</text:p>
          </table:table-cell>
          <table:table-cell table:style-name="Tableau6.A2" office:value-type="string">
            <text:p text:style-name="P50">Car ce n’est ni <text:s/>adresse réseau ni broadcast</text:p>
          </table:table-cell>
        </table:table-row>
        <table:table-row>
          <table:table-cell table:style-name="Tableau6.A2" office:value-type="string">
            <text:p text:style-name="P11"><text:span text:style-name="Source_20_Text"><text:span text:style-name="T8">192.16.</text:span></text:span><text:span text:style-name="Source_20_Text"><text:span text:style-name="T10">8</text:span></text:span><text:span text:style-name="Source_20_Text"><text:span text:style-name="T8">.133/</text:span></text:span><text:span text:style-name="Source_20_Text"><text:span text:style-name="T9">24</text:span></text:span></text:p>
          </table:table-cell>
          <table:table-cell table:style-name="Tableau6.A2" office:value-type="string">
            <text:p text:style-name="P47">Oui</text:p>
          </table:table-cell>
          <table:table-cell table:style-name="Tableau6.A2" office:value-type="string">
            <text:p text:style-name="P51">Ni r<text:span text:style-name="T25">éseau ni broadcast</text:span></text:p>
          </table:table-cell>
        </table:table-row>
        <table:table-row>
          <table:table-cell table:style-name="Tableau6.A2" office:value-type="string">
            <text:p text:style-name="P22">172.16.5.10/<text:span text:style-name="T11">16</text:span></text:p>
          </table:table-cell>
          <table:table-cell table:style-name="Tableau6.A2" office:value-type="string">
            <text:p text:style-name="P48">Oui</text:p>
          </table:table-cell>
          <table:table-cell table:style-name="Tableau6.A2" office:value-type="string">
            <text:p text:style-name="P52">Ni r<text:span text:style-name="T25">éseau ni broadcast</text:span></text:p>
          </table:table-cell>
        </table:table-row>
        <table:table-row>
          <table:table-cell table:style-name="Tableau6.A2" office:value-type="string">
            <text:p text:style-name="P21">132.45.<text:span text:style-name="T11">42</text:span>.<text:span text:style-name="T11">127</text:span>/<text:span text:style-name="T11">25</text:span></text:p>
          </table:table-cell>
          <table:table-cell table:style-name="Tableau6.A2" office:value-type="string">
            <text:p text:style-name="P48">Non</text:p>
          </table:table-cell>
          <table:table-cell table:style-name="Tableau6.A2" office:value-type="string">
            <text:p text:style-name="P48">Adresse broadcast</text:p>
          </table:table-cell>
        </table:table-row>
        <table:table-row>
          <table:table-cell table:style-name="Tableau6.A2" office:value-type="string">
            <text:p text:style-name="P20">45.0.23.90/24</text:p>
          </table:table-cell>
          <table:table-cell table:style-name="Tableau6.A2" office:value-type="string">
            <text:p text:style-name="P48">Oui</text:p>
          </table:table-cell>
          <table:table-cell table:style-name="Tableau6.A2" office:value-type="string">
            <text:p text:style-name="P52">Ni r<text:span text:style-name="T25">éseau ni broadcast</text:span></text:p>
          </table:table-cell>
        </table:table-row>
        <table:table-row>
          <table:table-cell table:style-name="Tableau6.A2" office:value-type="string">
            <text:p text:style-name="P20">8.8.8.8/8</text:p>
          </table:table-cell>
          <table:table-cell table:style-name="Tableau6.A2" office:value-type="string">
            <text:p text:style-name="P48">Oui</text:p>
          </table:table-cell>
          <table:table-cell table:style-name="Tableau6.A2" office:value-type="string">
            <text:p text:style-name="P52">Ni r<text:span text:style-name="T25">éseau ni broadcast</text:span></text:p>
          </table:table-cell>
        </table:table-row>
        <table:table-row>
          <table:table-cell table:style-name="Tableau6.A2" office:value-type="string">
            <text:p text:style-name="P20">10.256.3.10/24</text:p>
          </table:table-cell>
          <table:table-cell table:style-name="Tableau6.A2" office:value-type="string">
            <text:p text:style-name="P49">Non</text:p>
          </table:table-cell>
          <table:table-cell table:style-name="Tableau6.A2" office:value-type="string">
            <text:p text:style-name="P49">Car 10/8 n’est pas <text:soft-page-break/>routable <text:span text:style-name="T27">(RFC)</text:span></text:p>
          </table:table-cell>
        </table:table-row>
        <table:table-row>
          <table:table-cell table:style-name="Tableau6.A2" office:value-type="string">
            <text:p text:style-name="P20">226.67.12.15/24</text:p>
          </table:table-cell>
          <table:table-cell table:style-name="Tableau6.A2" office:value-type="string">
            <text:p text:style-name="P48">Oui</text:p>
          </table:table-cell>
          <table:table-cell table:style-name="Tableau6.A2" office:value-type="string">
            <text:p text:style-name="P52">Ni r<text:span text:style-name="T25">éseau ni broadcast</text:span></text:p>
          </table:table-cell>
        </table:table-row>
        <table:table-row>
          <table:table-cell table:style-name="Tableau6.A2" office:value-type="string">
            <text:p text:style-name="P20">55.45.7.32/27</text:p>
          </table:table-cell>
          <table:table-cell table:style-name="Tableau6.A2" office:value-type="string">
            <text:p text:style-name="P48">Oui</text:p>
          </table:table-cell>
          <table:table-cell table:style-name="Tableau6.A2" office:value-type="string">
            <text:p text:style-name="P48">Adresse reseau</text:p>
          </table:table-cell>
        </table:table-row>
        <table:table-row>
          <table:table-cell table:style-name="Tableau6.A2" office:value-type="string">
            <text:p text:style-name="P20">169.254.78.4/28</text:p>
          </table:table-cell>
          <table:table-cell table:style-name="Tableau6.A2" office:value-type="string">
            <text:p text:style-name="P53">Non</text:p>
          </table:table-cell>
          <table:table-cell table:style-name="Tableau6.A2" office:value-type="string">
            <text:p text:style-name="P53">Car 169.254/<text:span text:style-name="T26">16</text:span> n’est pas routable <text:span text:style-name="T27">(autoconf)</text:span></text:p>
          </table:table-cell>
        </table:table-row>
      </table:table>
      <text:h text:style-name="P31" text:outline-level="5"/>
      <text:h text:style-name="P32" text:outline-level="5">Découpage d’entreprise</text:h>
      <text:p text:style-name="P8">Vous possédez le réseau suivant : 1<text:span text:style-name="T20">7</text:span>2.<text:span text:style-name="T20">20</text:span>.10.0/24 </text:p>
      <text:p text:style-name="P8">Proposez un découpage du réseau pour correspondre au besoin suivant :</text:p>
      <text:list text:style-name="L2">
        <text:list-item>
          <text:p text:style-name="P34">6<text:span text:style-name="T20">3</text:span> postes de travail R&amp;D</text:p>
        </text:list-item>
        <text:list-item>
          <text:p text:style-name="P34">1<text:span text:style-name="T6">2</text:span> postes à la comptabilité</text:p>
        </text:list-item>
        <text:list-item>
          <text:p text:style-name="P35">36 postes à la production</text:p>
        </text:list-item>
        <text:list-item>
          <text:p text:style-name="P34">8 appareils réseau</text:p>
        </text:list-item>
        <text:list-item>
          <text:p text:style-name="P35">4 <text:span text:style-name="T15">serveurs</text:span></text:p>
        </text:list-item>
      </text:list>
      <text:p text:style-name="P36">Vous donnerez les adresses de réseau les masques et le nombre de poste pour chacun des réseaux créés. </text:p>
      <text:p text:style-name="P36"/>
      <text:p text:style-name="P37">Reseau R&amp;D : <text:s/><text:span text:style-name="T28">1</text:span><text:span text:style-name="T20">7</text:span><text:span text:style-name="T28">2.</text:span><text:span text:style-name="T20">20</text:span><text:span text:style-name="T28">.10.</text:span>0 <text:span text:style-name="T29">to</text:span> <text:span text:style-name="T28">1</text:span><text:span text:style-name="T20">7</text:span><text:span text:style-name="T28">2.</text:span><text:span text:style-name="T20">20</text:span><text:span text:style-name="T28">.10.</text:span><text:span text:style-name="T29">127</text:span></text:p>
      <text:p text:style-name="P39">Reseau compta : <text:s/><text:span text:style-name="T28">1</text:span><text:span text:style-name="T20">7</text:span><text:span text:style-name="T28">2.</text:span><text:span text:style-name="T20">20</text:span><text:span text:style-name="T28">.10.</text:span>128 to <text:span text:style-name="T28">1</text:span><text:span text:style-name="T20">7</text:span><text:span text:style-name="T28">2.</text:span><text:span text:style-name="T20">20</text:span><text:span text:style-name="T28">.10.</text:span>133</text:p>
      <text:p text:style-name="P39">Reseau Production : <text:s/><text:span text:style-name="T28">1</text:span><text:span text:style-name="T20">7</text:span><text:span text:style-name="T28">2.</text:span><text:span text:style-name="T20">20</text:span><text:span text:style-name="T28">.10.</text:span>134<text:span text:style-name="T28"> </text:span>to <text:span text:style-name="T28">1</text:span><text:span text:style-name="T20">7</text:span><text:span text:style-name="T28">2.</text:span><text:span text:style-name="T20">20</text:span><text:span text:style-name="T28">.10.</text:span>197</text:p>
      <text:p text:style-name="P39">Reseau reseau : <text:span text:style-name="T28">1</text:span><text:span text:style-name="T20">7</text:span><text:span text:style-name="T28">2.</text:span><text:span text:style-name="T20">20</text:span><text:span text:style-name="T28">.10.</text:span>198 to <text:s/><text:span text:style-name="T28">1</text:span><text:span text:style-name="T20">7</text:span><text:span text:style-name="T28">2.</text:span><text:span text:style-name="T20">20</text:span><text:span text:style-name="T28">.10.</text:span>113</text:p>
      <text:p text:style-name="P39">Reseau serveurs : <text:span text:style-name="T28">1</text:span><text:span text:style-name="T20">7</text:span><text:span text:style-name="T28">2.</text:span><text:span text:style-name="T20">20</text:span><text:span text:style-name="T28">.10.</text:span>114 to <text:s/><text:span text:style-name="T28">1</text:span><text:span text:style-name="T20">7</text:span><text:span text:style-name="T28">2.</text:span><text:span text:style-name="T20">20</text:span><text:span text:style-name="T28">.10.</text:span><text:span text:style-name="T30">121</text:span></text:p>
      <text:p text:style-name="P38"/>
      <text:p text:style-name="P9">Quel<text:span text:style-name="T18">le</text:span> rfc utilisez vous pour permettre <text:span text:style-name="T20">ce</text:span> <text:span text:style-name="T20">découpage </text:span>?</text:p>
      <text:p text:style-name="P9"><text:span text:style-name="T20">Ces postes peuvent ils avoir accès à internet ? Expliquez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ork Sans1" fo:font-family="'Work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a89f" loext:opacity="100%" style:font-name="Work Sans" fo:font-family="'Work Sans'" style:font-style-name="Gras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/>
      <style:text-properties fo:font-weight="bold" style:font-weight-asian="bold" style:font-weight-complex="bold"/>
    </style:style>
    <style:style style:name="Grand_20_Ttre" style:display-name="Grand Ttre" style:family="paragraph" style:parent-style-name="Heading">
      <style:text-properties fo:color="#3c4b55" loext:opacity="100%" fo:font-size="2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9T20:31:05.351539979</meta:creation-date>
    <dc:date>2024-09-16T15:38:45.005243043</dc:date>
    <meta:editing-duration>PT1H48M45S</meta:editing-duration>
    <meta:editing-cycles>25</meta:editing-cycles>
    <meta:generator>LibreOffice/7.4.7.2$Linux_X86_64 LibreOffice_project/40$Build-2</meta:generator>
    <meta:document-statistic meta:table-count="6" meta:image-count="0" meta:object-count="0" meta:page-count="4" meta:paragraph-count="149" meta:word-count="445" meta:character-count="2848" meta:non-whitespace-character-count="2547"/>
  </office:meta>
</office:document-meta>
</file>